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1.4209in"/>
    </style:style>
    <style:style style:name="co3" style:family="table-column">
      <style:table-column-properties fo:break-before="auto" style:column-width="1.4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3.4126in"/>
    </style:style>
    <style:style style:name="co9" style:family="table-column">
      <style:table-column-properties fo:break-before="auto" style:column-width="9.3327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0f8ff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AP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7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6" office:value-type="string" calcext:value-type="string">
            <text:p>41.42453540945304</text:p>
          </table:table-cell>
          <table:table-cell table:style-name="ce6" office:value-type="string" calcext:value-type="string">
            <text:p>2.1888825978201867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7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7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7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7" office:value-type="string" calcext:value-type="string">
            <text:p>9.207912905011613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7" office:value-type="string" calcext:value-type="string">
            <text:p>9.23181134028502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7" office:value-type="string" calcext:value-type="string">
            <text:p>9.17981751158449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7" office:value-type="string" calcext:value-type="string">
            <text:p>9.1689557826138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7" office:value-type="string" calcext:value-type="string">
            <text:p>9.2209680166485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7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7" office:value-type="string" calcext:value-type="string">
            <text:p>9.175123715152301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7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Milano - Fare le Ide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Lambruschini 36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45.505421341453484</text:p>
          </table:table-cell>
          <table:table-cell table:style-name="ce7" office:value-type="string" calcext:value-type="string">
            <text:p>9.15294754709064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7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7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7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7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7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7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7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7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7" office:value-type="string" calcext:value-type="string">
            <text:p>2.1810135401474513</text:p>
          </table:table-cell>
          <table:table-cell office:value-type="string" calcext:value-type="string">
            <text:p>Makerspaces.make.co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7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7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7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7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7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7" office:value-type="string" calcext:value-type="string">
            <text:p><text:s/>2.203873110704254</text:p>
          </table:table-cell>
          <table:table-cell office:value-type="string" calcext:value-type="string">
            <text:p>Manually add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7" office:value-type="string" calcext:value-type="string">
            <text:p>2.14051445599928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è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7" office:value-type="string" calcext:value-type="string">
            <text:p>2.1415756113106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7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7" office:value-type="string" calcext:value-type="string">
            <text:p>2.1575358554900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7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7" office:value-type="string" calcext:value-type="string">
            <text:p>2.19964472665606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7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7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7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7" office:value-type="string" calcext:value-type="string">
            <text:p>9.173071843986557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Enrico Cosenz, 44/4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0743694550688</text:p>
          </table:table-cell>
          <table:table-cell table:style-name="ce7" office:value-type="string" calcext:value-type="string">
            <text:p>9.16309062563578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maker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7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7" office:value-type="string" calcext:value-type="string">
            <text:p>9.1829568140398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3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7" office:value-type="string" calcext:value-type="string">
            <text:p>2.1645983689829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3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7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3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7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7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12T11:57:28.076393205</dc:date>
    <dc:creator>M M</dc:creator>
    <meta:editing-duration>PT13H4M56S</meta:editing-duration>
    <meta:editing-cycles>22</meta:editing-cycles>
    <meta:generator>LibreOffice/7.1.6.2$MacOSX_X86_64 LibreOffice_project/0e133318fcee89abacd6a7d077e292f1145735c3</meta:generator>
    <meta:document-statistic meta:table-count="1" meta:cell-count="521" meta:object-count="0"/>
  </office:meta>
</office:document-meta>
</file>